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officeooo:rsid="001e57da" officeooo:paragraph-rsid="001e57da" style:font-size-asian="14pt" style:font-size-complex="14pt"/>
    </style:style>
    <style:style style:name="P3" style:family="paragraph" style:parent-style-name="Table_20_Contents">
      <style:text-properties fo:font-size="14pt" officeooo:rsid="00201fbc" officeooo:paragraph-rsid="00201fbc" style:font-size-asian="14pt" style:font-size-complex="14pt"/>
    </style:style>
    <style:style style:name="P4" style:family="paragraph" style:parent-style-name="Table_20_Contents">
      <style:text-properties fo:font-size="14pt" officeooo:rsid="0020fca9" officeooo:paragraph-rsid="0020fca9" style:font-size-asian="14pt" style:font-size-complex="14pt"/>
    </style:style>
    <style:style style:name="T1" style:family="text">
      <style:text-properties officeooo:rsid="0020fc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Naziv</text:p>
          </table:table-cell>
          <table:table-cell table:style-name="Table1.B1" office:value-type="string">
            <text:p text:style-name="P2"><text:span text:style-name="T1">P</text:span>regled svih ćaskanja</text:p>
          </table:table-cell>
        </table:table-row>
        <table:table-row>
          <table:table-cell table:style-name="Table1.A2" office:value-type="string">
            <text:p text:style-name="P2">Kratak opis</text:p>
          </table:table-cell>
          <table:table-cell table:style-name="Table1.B2" office:value-type="string">
            <text:p text:style-name="P2">Korisnik sistema upućuje zahtjev za prikaz liste svih ćaskanja u kojima učestvuje.</text:p>
          </table:table-cell>
        </table:table-row>
        <table:table-row>
          <table:table-cell table:style-name="Table1.A2" office:value-type="string">
            <text:p text:style-name="P2">Učenici</text:p>
          </table:table-cell>
          <table:table-cell table:style-name="Table1.B2" office:value-type="string">
            <text:p text:style-name="P2">Korisnik(trener ili član), sistem</text:p>
          </table:table-cell>
        </table:table-row>
        <table:table-row>
          <table:table-cell table:style-name="Table1.A2" office:value-type="string">
            <text:p text:style-name="P2">Preduslovi</text:p>
          </table:table-cell>
          <table:table-cell table:style-name="Table1.B2" office:value-type="string">
            <text:p text:style-name="P2">Korisnik zahtjeva pregled svojih ćaskanja, pri čemu mora biti prijavljen na sistem.</text:p>
          </table:table-cell>
        </table:table-row>
        <table:table-row>
          <table:table-cell table:style-name="Table1.A2" office:value-type="string">
            <text:p text:style-name="P2">Tok akcija</text:p>
          </table:table-cell>
          <table:table-cell table:style-name="Table1.B2" office:value-type="string">
            <text:p text:style-name="P2">1. Korisnik bira opciju za prikaz svih ćaskanja</text:p>
            <text:p text:style-name="P3">2. Sistem dohvata ćaskanja iz baze u kojima korisnik učestvuje</text:p>
            <text:p text:style-name="P3">3. Sistem formira listu ćaskanja</text:p>
            <text:p text:style-name="P3">4. Sistem prikazuje listu ćaskanja</text:p>
          </table:table-cell>
        </table:table-row>
        <table:table-row>
          <table:table-cell table:style-name="Table1.A2" office:value-type="string">
            <text:p text:style-name="P2">Postuslovi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lternativni tokovi i izuzeci</text:p>
          </table:table-cell>
          <table:table-cell table:style-name="Table1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20:29:06.383100922</meta:creation-date>
    <dc:date>2019-04-28T21:02:36.481383136</dc:date>
    <meta:editing-duration>PT7M48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15" meta:word-count="71" meta:character-count="476" meta:non-whitespace-character-count="420"/>
  </office:meta>
</office:document-meta>
</file>